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10000002C0D82ACEF01D60028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91cm, 0.893cm, 0.909cm, 0.484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097cm" svg:height="11.747cm" svg:x="1.317cm" svg:y="8.937cm">
          <draw:image xlink:href="Pictures/1000000000000410000002C0D82ACEF01D60028A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12-19T14:51:28.620502304</dc:date>
    <meta:editing-duration>PT31S</meta:editing-duration>
    <meta:editing-cycles>1</meta:editing-cycles>
    <meta:document-statistic meta:object-count="1"/>
    <meta:generator>LibreOffice/7.3.7.2$Linux_X86_64 LibreOffice_project/30$Build-2</meta:generator>
  </office:meta>
</office:document-meta>
</file>